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siness Requirements – Please complete by May 31st 2014</text:p>
      <text:p text:style-name="Standard"/>
      <text:p text:style-name="Standard">(To be filled out by speakers, trainers, etc.)</text:p>
      <text:p text:style-name="Standard"/>
      <text:p text:style-name="Standard">What wired/wireless devices are you bringing? </text:p>
      <text:p text:style-name="Standard"/>
      <text:p text:style-name="Standard">What Do you think you will need? (Power strips, projectors, machines)</text:p>
      <text:p text:style-name="Standard"/>
      <text:p text:style-name="Standard">Would you like to have any services hosted? (e.g. web sites, yum/apt repositories, daemons, ftp. Tftp, etc.)</text:p>
      <text:p text:style-name="Standard"/>
      <text:p text:style-name="Standard">Are you bringing your own closed network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lin </meta:initial-creator>
    <meta:creation-date>2014-03-16T13:19:02</meta:creation-date>
    <dc:date>2014-03-16T13:22:51</dc:date>
    <dc:creator>franklin </dc:creator>
    <meta:editing-duration>PT2M3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6" meta:word-count="58" meta:character-count="367" meta:non-whitespace-character-count="313"/>
  </office:meta>
</office:document-meta>
</file>